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fb5" officeooo:paragraph-rsid="001c7fb5"/>
    </style:style>
    <style:style style:name="P2" style:family="paragraph" style:parent-style-name="Standard">
      <style:paragraph-properties fo:text-align="center" style:justify-single-word="false"/>
      <style:text-properties officeooo:rsid="001c7fb5" officeooo:paragraph-rsid="001c7fb5"/>
    </style:style>
    <style:style style:name="P3" style:family="paragraph" style:parent-style-name="Standard">
      <style:text-properties officeooo:rsid="001e3096" officeooo:paragraph-rsid="001e3096"/>
    </style:style>
    <style:style style:name="P4" style:family="paragraph" style:parent-style-name="Standard">
      <style:text-properties officeooo:rsid="001ec34e" officeooo:paragraph-rsid="001ec34e"/>
    </style:style>
    <style:style style:name="P5" style:family="paragraph" style:parent-style-name="Standard">
      <style:text-properties officeooo:rsid="001f47bb" officeooo:paragraph-rsid="001f47bb"/>
    </style:style>
    <style:style style:name="T1" style:family="text">
      <style:text-properties officeooo:rsid="001ec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s 8/11/2018</text:p>
      <text:p text:style-name="P1"/>
      <text:p text:style-name="P1">Upload everything on GitHub for ease of access and version control.</text:p>
      <text:p text:style-name="P1"/>
      <text:p text:style-name="P3">The client will be able to add information to the database by a form as they wouldn’t want the process to be automated.</text:p>
      <text:p text:style-name="P3"/>
      <text:p text:style-name="P3">A somewhat final version should be sent by Sunday so we can have the first draft for the entire Requirements Specification <text:span text:style-name="T1">on Tuesday 13/11. This will give us enough time on Thursday to go through it.</text:span></text:p>
      <text:p text:style-name="P3"/>
      <text:p text:style-name="P4">If someone wants to make a change then they should clearly mark it so that it is easier to change it In the final document.</text:p>
      <text:p text:style-name="P4"/>
      <text:p text:style-name="P4">Team Email:</text:p>
      <text:p text:style-name="P4"><text:tab/>dcs0zz34 <text:s text:c="2"/>EDMF6wmN <text:s text:c="4"/><text:a xlink:type="simple" xlink:href="mailto:dscgp.18@durham.ac.uk" text:style-name="Internet_20_link" text:visited-style-name="Visited_20_Internet_20_Link">dscgp.18@durham.ac.uk</text:a></text:p>
      <text:p text:style-name="P4"/>
      <text:p text:style-name="P5">It seems like the email is not working. Sadar will email CIS to sort things out. We need to wait until he doe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4:15:39.834157736</meta:creation-date>
    <dc:date>2018-11-08T15:37:19.673930693</dc:date>
    <meta:editing-duration>PT44M54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125" meta:character-count="694" meta:non-whitespace-character-count="570"/>
  </office:meta>
</office:document-meta>
</file>